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1a9ae9" officeooo:paragraph-rsid="001a9ae9"/>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dee1e"/>
    </style:style>
    <style:style style:name="P5" style:family="paragraph" style:parent-style-name="Standard">
      <style:paragraph-properties fo:text-align="start" style:justify-single-word="false"/>
      <style:text-properties officeooo:rsid="0024427a" officeooo:paragraph-rsid="0024427a"/>
    </style:style>
    <style:style style:name="P6" style:family="paragraph" style:parent-style-name="Standard">
      <style:paragraph-properties fo:text-align="start" style:justify-single-word="false"/>
      <style:text-properties officeooo:rsid="0022e21c" officeooo:paragraph-rsid="0024427a"/>
    </style:style>
    <style:style style:name="T1" style:family="text">
      <style:text-properties officeooo:rsid="001a9ae9"/>
    </style:style>
    <style:style style:name="T2" style:family="text">
      <style:text-properties officeooo:rsid="001dee1e"/>
    </style:style>
    <style:style style:name="T3" style:family="text">
      <style:text-properties officeooo:rsid="001f6520"/>
    </style:style>
    <style:style style:name="T4" style:family="text">
      <style:text-properties officeooo:rsid="002442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span text:style-name="T1">An Argument Against the Civil Rights Act of 1964</text:span></text:p>
      <text:p text:style-name="P2"/>
      <text:p text:style-name="P3"><text:tab/><text:span text:style-name="T1">The segregation of the races has been a long-standing custom of America, and it should be here to stay. It provides a number of benefits and traditions to our American way, and it would be too much to ask the citizens of the US to give up their lifestyle simply because of some decision made by the Government – one that is unmandated by the constitution. As well, it would be disruptive to the colored populace, and cause a period of unproductivity.</text:span></text:p>
      <text:p text:style-name="P4"><text:tab/><text:span text:style-name="T2">The last hundreds of years, the White and Colored races have coexisted here in America. American citizens have grown used to segregation, and it has become a part of our everyday lives. If changes such as this were to happen, not only would the lifestyle of Americans suddenly and unplesantly change, but businesses would be subject to rapid changes as well. Locales that previously catered to a predominantly White or Colored population would suddenly be forced to admit any who chose to walk in, potentially ruining the novelty or uniqueness of the establishment.</text:span></text:p>
      <text:p text:style-name="P4"><text:tab/><text:span text:style-name="T3">Second is the issue of desegrigation of schools, mainly Title III of the Civil Rights act of 1964. The integration of colored schoolchildren into white schools would have negative consenquences for all involved. As black schoolchildren are still affected by the aftermaths of slavery, and generally are at a lower level of education than their white counterparts, fully integrating schools would be nearly educational suicide for both races, with white children being slowed by the black children, and the black children forced into more advanced subjects without the requisite preperation, preventing both from learning at their full potential.</text:span></text:p>
      <text:p text:style-name="P6"><text:tab/>Lastly is the fact that there are no rational grounds for ending segregation. <text:span text:style-name="T4">We can all see that the black populace is treated fairly and equally. They are given equal service, their children are put into schools and given nearly identical schooling than what is given to their white counterparts, and segregation isn't negatively effecting colored citizens at all. As such, Title II has no solid grounds in our society. As well, there's no constitutional or religious grounds to the ending of segregation; nowhere in our Constitution says anything about the desegregation of races, and nor does the Bible.</text:span></text:p>
      <text:p text:style-name="P5"><text:tab/>The tenant of seprate but equal is a defining characteristic of our lifestyles and America as a whole. Asking the population to change that overnight is detrimental to both races, many schoolchildren, and based on shaky ground at b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a9ae9" officeooo:paragraph-rsid="001a9ae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5/11/12</text:p>
        <text:p text:style-name="MP1">Mr. Weber</text:p>
        <text:p text:style-name="MP1">Social Studies 10 — Period 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4:04:01.865084831</meta:creation-date>
    <dc:date>2015-11-16T10:07:18.444074312</dc:date>
    <meta:editing-duration>PT24M6S</meta:editing-duration>
    <meta:editing-cycles>5</meta:editing-cycles>
    <meta:generator>LibreOffice/4.3.3.2$Linux_X86_64 LibreOffice_project/430m0$Build-2</meta:generator>
    <meta:document-statistic meta:table-count="0" meta:image-count="0" meta:object-count="0" meta:page-count="1" meta:paragraph-count="10" meta:word-count="429" meta:character-count="2620" meta:non-whitespace-character-count="2193"/>
  </office:meta>
</office:document-meta>
</file>